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yectos Multimedia: Entrega 1</text:p>
      <text:p text:style-name="P1"/>
      <text:p text:style-name="P2">El “Prefab” creado se trata de un conejo robótico. Este está compuesto por un cubo predeterminado, que seria la cabeza del conejo, dos esferas de escala diferente a 1,1,1, que serian los ojos, 2 cilindros de rotación diferente al predeterminado, que serian las orejas, 1 píldora, que seria la nariz del conejo. Todos los objetos estan ligados a un padre, que seria un “empty object”, y lo llamariamos “Player”.</text:p>
      <text:p text:style-name="P2">Creamos un Prefab del Player. Luego he empezado con los materiales, la textura estaria en todo el cuerpo del conejo, el material transparente se configura a los ojos del conejo, y el material albedo de diferente color seria el objeto de la nariz.</text:p>
      <text:p text:style-name="P2">En otra parte, he creado un Prefab variant, llamado enemy, el cual es diferente en los 2 nuevos objetos creados, que serian las cejas, el cual le he puesto un nuevo material marron, y tambien cambié el color de la nariz, por un material nuevo azu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04T12:20:59</meta:creation-date>
    <dc:date>2021-10-05T13:50:28.78</dc:date>
    <meta:editing-duration>PT36M52S</meta:editing-duration>
    <meta:editing-cycles>2</meta:editing-cycles>
    <meta:generator>OpenOffice/4.1.10$Win32 OpenOffice.org_project/4110m2$Build-9807</meta:generator>
    <meta:document-statistic meta:table-count="0" meta:image-count="0" meta:object-count="0" meta:page-count="1" meta:paragraph-count="4" meta:word-count="162" meta:character-count="935"/>
  </office:meta>
</office:document-meta>
</file>